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GridResourceProvider.getResourceBundl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ResourceProvider.setEnableChaining( boolean enableChain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ResourceProvider.setResourceBundlePath( String resourceBund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ResourceProvid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ResourceProvider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ResourceProvider.isEnableChai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ResourceProvider.internalFormatMessage( String pattern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GridResourceProvider.createResourceBundl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